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include &lt;Servo.h&gt;</text:p>
      <text:p text:style-name="Standard"/>
      <text:p text:style-name="Standard">/* SpiroBot </text:p>
      <text:p text:style-name="Standard">*</text:p>
      <text:p text:style-name="Standard">* <text:s/>By: Nestor Sotres</text:p>
      <text:p text:style-name="Standard">* <text:s/>for: Art 150, University of Illinois at Chicago</text:p>
      <text:p text:style-name="Standard">* <text:s/>Last update: 5/1/14</text:p>
      <text:p text:style-name="Standard">*</text:p>
      <text:p text:style-name="Standard">* <text:s/>Description: Spirobot draws 3 different patterns which are generated randomly. It can also switch colors </text:p>
      <text:p text:style-name="Standard">* <text:s/>while its drawing the pattern and increases the size of the pattern randomly.</text:p>
      <text:p text:style-name="Standard">*</text:p>
      <text:p text:style-name="Standard">* <text:s/>Video Presentation: http://youtu.be/DtZQc3AuFI4</text:p>
      <text:p text:style-name="Standard">*</text:p>
      <text:p text:style-name="Standard">* <text:s/>Note: You may have to recalibrate the servos either manually or programmatically. </text:p>
      <text:p text:style-name="Standard">* <text:s text:c="11"/>The funciton readyState() in particular may need recalibration.</text:p>
      <text:p text:style-name="Standard">*/</text:p>
      <text:p text:style-name="Standard"/>
      <text:p text:style-name="Standard"/>
      <text:p text:style-name="Standard">/* Global Variables */</text:p>
      <text:p text:style-name="Standard"/>
      <text:p text:style-name="Standard">// Servo Objects</text:p>
      <text:p text:style-name="Standard">Servo markerServo; <text:s/>//servo motor holding the marker</text:p>
      <text:p text:style-name="Standard">Servo leftServo; <text:s text:c="3"/>//servo motor on left wheel</text:p>
      <text:p text:style-name="Standard">Servo rightServo; <text:s text:c="2"/>//servo motor on right wheel </text:p>
      <text:p text:style-name="Standard"/>
      <text:p text:style-name="Standard">// Variables for commands</text:p>
      <text:p text:style-name="Standard">int swipes = 1; <text:s text:c="12"/>//number of times command will be repeated in Spirograph Mode</text:p>
      <text:p text:style-name="Standard">int sqr = 3; <text:s text:c="15"/>//square side length val</text:p>
      <text:p text:style-name="Standard">int tri = 2.5; <text:s text:c="13"/>//triangle side length val</text:p>
      <text:p text:style-name="Standard">float growth = 0.0; <text:s text:c="8"/>//amount that sides length will grow by</text:p>
      <text:p text:style-name="Standard">int randComm1 = 0; <text:s text:c="9"/>//random command</text:p>
      <text:p text:style-name="Standard">int randComm2 = 0; <text:s text:c="9"/>//random command</text:p>
      <text:p text:style-name="Standard">int randComm3 = 0; <text:s text:c="9"/>//random command</text:p>
      <text:p text:style-name="Standard">int randComm4 = 0; <text:s text:c="9"/>//random command</text:p>
      <text:p text:style-name="Standard"/>
      <text:p text:style-name="Standard">// Menu flags</text:p>
      <text:p text:style-name="Standard">boolean start = true; <text:s text:c="6"/>//indicates user started program</text:p>
      <text:p text:style-name="Standard"/>
      <text:p text:style-name="Standard">// Action flags</text:p>
      <text:p text:style-name="Standard">boolean swapColor = false; <text:s/>//used for switching colors</text:p>
      <text:p text:style-name="Standard"/>
      <text:p text:style-name="Standard">// Variables for dealy</text:p>
      <text:p text:style-name="Standard">int totalTime = 3000; <text:s/>//total time to wait (3 secs), program delay only</text:p>
      <text:p text:style-name="Standard">int savedTime; <text:s text:c="8"/>//variable to hold time</text:p>
      <text:p text:style-name="Standard">int passedTime = 0; <text:s text:c="3"/>//time elapsed</text:p>
      <text:p text:style-name="Standard">int moveDel = 2000; <text:s text:c="3"/>//amount of seconds Spirobot will move (2 secs by default)</text:p>
      <text:p text:style-name="Standard">int turnDel = 1000; <text:s text:c="3"/>//amount of seconds Spirobot will turn </text:p>
      <text:p text:style-name="Standard"/>
      <text:p text:style-name="Standard"><text:soft-page-break/></text:p>
      <text:p text:style-name="Standard">/* setup()</text:p>
      <text:p text:style-name="Standard">*</text:p>
      <text:p text:style-name="Standard">* <text:s text:c="3"/>- Setup all paramaters for program</text:p>
      <text:p text:style-name="Standard">* <text:s text:c="3"/>- Runs once during lifecycle of program</text:p>
      <text:p text:style-name="Standard">*/</text:p>
      <text:p text:style-name="Standard">void setup() {</text:p>
      <text:p text:style-name="Standard"><text:tab/>Serial.begin(9600); <text:s text:c="5"/>//open serial port</text:p>
      <text:p text:style-name="Standard"><text:s text:c="2"/></text:p>
      <text:p text:style-name="Standard"><text:s text:c="2"/><text:tab/>// Configure digital pins 9, 10, and 11 to control servo motors.</text:p>
      <text:p text:style-name="Standard"><text:s text:c="2"/><text:tab/>leftServo.attach(9); <text:s text:c="9"/>//cont rotation servo on lef wheel</text:p>
      <text:p text:style-name="Standard"><text:s text:c="2"/><text:tab/>rightServo.attach(10); <text:s text:c="7"/>//cont rotation servo on right wheel</text:p>
      <text:p text:style-name="Standard"><text:s text:c="2"/><text:tab/>markerServo.attach(11); <text:s text:c="6"/>//reg servo on marker</text:p>
      <text:p text:style-name="Standard"/>
      <text:p text:style-name="Standard"><text:s text:c="2"/><text:tab/>// Configure digital pin 4 and 13 for LED indicator</text:p>
      <text:p text:style-name="Standard"><text:s text:c="2"/><text:tab/>pinMode(4, OUTPUT);</text:p>
      <text:p text:style-name="Standard"><text:s text:c="2"/><text:tab/>pinMode(13, OUTPUT);</text:p>
      <text:p text:style-name="Standard"><text:s text:c="2"/><text:tab/>// Configure digital pin 2 for button input</text:p>
      <text:p text:style-name="Standard"><text:s text:c="2"/><text:tab/>pinMode(2, INPUT);</text:p>
      <text:p text:style-name="Standard"><text:s text:c="2"/><text:tab/>//stop both servos from moving by default</text:p>
      <text:p text:style-name="Standard"><text:s text:c="2"/><text:tab/>leftServo.write(1510); <text:s text:c="5"/></text:p>
      <text:p text:style-name="Standard"><text:s text:c="2"/><text:tab/>rightServo.write(1510);</text:p>
      <text:p text:style-name="Standard"><text:s text:c="2"/><text:tab/>// set servo at 90 by default</text:p>
      <text:p text:style-name="Standard"><text:s text:c="2"/><text:tab/>markerServo.write(90); <text:s text:c="7"/>//elevate marker so no tip touches ground</text:p>
      <text:p text:style-name="Standard"/>
      <text:p text:style-name="Standard"><text:s text:c="2"/><text:tab/>//turn LED indicator lights off by default</text:p>
      <text:p text:style-name="Standard"><text:s text:c="2"/><text:tab/>digitalWrite(13, LOW);</text:p>
      <text:p text:style-name="Standard"><text:s text:c="2"/><text:tab/>digitalWrite(4, LOW);</text:p>
      <text:p text:style-name="Standard"><text:s text:c="2"/></text:p>
      <text:p text:style-name="Standard"><text:s text:c="2"/><text:tab/>//save time at start of program</text:p>
      <text:p text:style-name="Standard"><text:s text:c="2"/><text:tab/>savedTime = millis(); <text:s/></text:p>
      <text:p text:style-name="Standard"/>
      <text:p text:style-name="Standard">}</text:p>
      <text:p text:style-name="Standard"/>
      <text:p text:style-name="Standard">/* loop()</text:p>
      <text:p text:style-name="Standard">* <text:s text:c="3"/>- Runs main program(behavior) in a loop</text:p>
      <text:p text:style-name="Standard">* <text:s text:c="3"/>- Called automatically and should never be called explicitly.</text:p>
      <text:p text:style-name="Standard">*/</text:p>
      <text:p text:style-name="Standard">void loop() {</text:p>
      <text:p text:style-name="Standard"><text:s text:c="2"/></text:p>
      <text:p text:style-name="Standard"><text:s text:c="2"/><text:tab/>//Ensure Spirobot is in a stopped and ready state</text:p>
      <text:p text:style-name="Standard"><text:s text:c="2"/><text:tab/>if(start == true){</text:p>
      <text:p text:style-name="Standard"><text:s text:c="4"/><text:tab/><text:tab/>robotStop(); <text:s text:c="13"/>//stop all activity by Spirobot</text:p>
      <text:p text:style-name="Standard"><text:s text:c="4"/><text:tab/><text:tab/>markerServo.write(90); <text:s text:c="3"/>//marker elevated and not touching ground</text:p>
      <text:p text:style-name="Standard"><text:s text:c="4"/><text:tab/><text:tab/>//wait for button push</text:p>
      <text:p text:style-name="Standard"><text:s text:c="4"/><text:tab/><text:tab/>readyState();</text:p>
      <text:p text:style-name="Standard"><text:s text:c="4"/><text:tab/><text:tab/>//set variable indicating Spirobot is no longer at the initial set up</text:p>
      <text:p text:style-name="Standard"><text:s text:c="4"/><text:tab/><text:tab/>start = false;</text:p>
      <text:p text:style-name="Standard"><text:s text:c="2"/><text:tab/>}</text:p>
      <text:p text:style-name="Standard"><text:soft-page-break/><text:s text:c="2"/></text:p>
      <text:p text:style-name="Standard"><text:s text:c="4"/><text:tab/>/* Draw a SQUARE of random size a random amount of times */</text:p>
      <text:p text:style-name="Standard"><text:s text:c="4"/><text:tab/>squarePattern();</text:p>
      <text:p text:style-name="Standard"><text:s text:c="4"/></text:p>
      <text:p text:style-name="Standard"><text:s text:c="4"/><text:tab/>//signify Spirobot is no longer drawing</text:p>
      <text:p text:style-name="Standard"><text:s text:c="4"/><text:tab/>greenLED(false); <text:s text:c="7"/>//turn off green LED</text:p>
      <text:p text:style-name="Standard"><text:s text:c="4"/><text:tab/>//wait for push of button to draw next pattern</text:p>
      <text:p text:style-name="Standard"><text:s text:c="4"/><text:tab/>readyState();</text:p>
      <text:p text:style-name="Standard"><text:s text:c="4"/></text:p>
      <text:p text:style-name="Standard"><text:s text:c="4"/><text:tab/>/* Draw a TRIANGLE of random size a random amount of times */</text:p>
      <text:p text:style-name="Standard"><text:s text:c="4"/><text:tab/>trianglePattern();</text:p>
      <text:p text:style-name="Standard"><text:s text:c="4"/></text:p>
      <text:p text:style-name="Standard"><text:s text:c="4"/><text:tab/>//signify Spirobot is no longer drawing</text:p>
      <text:p text:style-name="Standard"><text:s text:c="4"/><text:tab/>greenLED(false); <text:s text:c="7"/>//turn off green LED</text:p>
      <text:p text:style-name="Standard"><text:s text:c="4"/><text:tab/>//wait for push of button to draw next pattern</text:p>
      <text:p text:style-name="Standard"><text:s text:c="4"/><text:tab/>readyState();</text:p>
      <text:p text:style-name="Standard"><text:s text:c="4"/></text:p>
      <text:p text:style-name="Standard"><text:s text:c="4"/><text:tab/>/* Draw a Random PATTERN of random size a random amount of times */</text:p>
      <text:p text:style-name="Standard"><text:s text:c="4"/><text:tab/>randomPattern();</text:p>
      <text:p text:style-name="Standard"><text:s text:c="4"/></text:p>
      <text:p text:style-name="Standard"><text:s text:c="4"/><text:tab/>//signify Spirobot is no longer drawing</text:p>
      <text:p text:style-name="Standard"><text:s text:c="4"/><text:tab/>greenLED(false); <text:s text:c="10"/>//turn green LED off</text:p>
      <text:p text:style-name="Standard"><text:s text:c="4"/><text:tab/>//wait for push of button to start drawing patterns all over again</text:p>
      <text:p text:style-name="Standard"><text:s text:c="4"/><text:tab/>readyState();</text:p>
      <text:p text:style-name="Standard"><text:s text:c="4"/></text:p>
      <text:p text:style-name="Standard">}</text:p>
      <text:p text:style-name="Standard"/>
      <text:p text:style-name="Standard">/*****************</text:p>
      <text:p text:style-name="Standard">* PATTERN SET UP *</text:p>
      <text:p text:style-name="Standard">*****************/</text:p>
      <text:p text:style-name="Standard"/>
      <text:p text:style-name="Standard">/* squarePattern()</text:p>
      <text:p text:style-name="Standard">*</text:p>
      <text:p text:style-name="Standard">* <text:s text:c="3"/>- Sets up variables and number of times to draw pattern</text:p>
      <text:p text:style-name="Standard">* <text:s text:c="3"/>- Makes appropriate calls to draw a square pattern</text:p>
      <text:p text:style-name="Standard">*/</text:p>
      <text:p text:style-name="Standard">void squarePattern(){</text:p>
      <text:p text:style-name="Standard"/>
      <text:p text:style-name="Standard"><text:s text:c="2"/><text:tab/>//get random length of sides (between 2 and 4)</text:p>
      <text:p text:style-name="Standard"><text:s text:c="2"/><text:tab/>sqr = getRandom(millis(), 2, 4);</text:p>
      <text:p text:style-name="Standard"><text:s text:c="2"/><text:tab/>//get random amount side length will grow by (between 1 and 7)</text:p>
      <text:p text:style-name="Standard"><text:s text:c="2"/><text:tab/>growth = getRandom(millis(), 1, 7);</text:p>
      <text:p text:style-name="Standard"><text:s text:c="2"/><text:tab/>growth = growth/10; <text:s text:c="5"/>//reduce growth to a decimal for gradual growth</text:p>
      <text:p text:style-name="Standard"><text:s text:c="2"/><text:tab/>//get random number of times to draw the square (between 3 and 6)</text:p>
      <text:p text:style-name="Standard"><text:s text:c="2"/><text:tab/>swipes = getRandom(millis(), 3, 6);</text:p>
      <text:p text:style-name="Standard"><text:s text:c="2"/><text:tab/>//draw square x times (swipes)</text:p>
      <text:p text:style-name="Standard"><text:s text:c="2"/><text:tab/>for(int i=0; i&lt;swipes; i++){</text:p>
      <text:p text:style-name="Standard"><text:s text:c="4"/><text:tab/><text:tab/>//signify the Spirobot is drawing</text:p>
      <text:p text:style-name="Standard"><text:s text:c="4"/><text:tab/><text:tab/>greenLED(true); <text:s text:c="9"/>//turn green LED on <text:s text:c="9"/></text:p>
      <text:p text:style-name="Standard"><text:soft-page-break/><text:s text:c="4"/><text:tab/><text:tab/>// Swap the marker color</text:p>
      <text:p text:style-name="Standard"><text:s text:c="4"/><text:tab/><text:tab/>switchColor();</text:p>
      <text:p text:style-name="Standard"><text:s text:c="4"/><text:tab/><text:tab/>drawSquare(sqr, sqr); <text:s text:c="3"/>//drawing function, sending same measurement for square</text:p>
      <text:p text:style-name="Standard"><text:s text:c="4"/><text:tab/><text:tab/>//increase the size of the square's sides</text:p>
      <text:p text:style-name="Standard"><text:s text:c="4"/><text:tab/><text:tab/>sqr= sqr+ growth; <text:s text:c="7"/></text:p>
      <text:p text:style-name="Standard"><text:s text:c="2"/><text:tab/>}</text:p>
      <text:p text:style-name="Standard">}</text:p>
      <text:p text:style-name="Standard"/>
      <text:p text:style-name="Standard">/* trianglePattern()</text:p>
      <text:p text:style-name="Standard">*</text:p>
      <text:p text:style-name="Standard">* <text:s text:c="3"/>- Sets up variables and number of times to draw pattern</text:p>
      <text:p text:style-name="Standard">* <text:s text:c="3"/>- Makes appropriate calls to draw a triangle pattern</text:p>
      <text:p text:style-name="Standard">*/</text:p>
      <text:p text:style-name="Standard">void trianglePattern(){</text:p>
      <text:p text:style-name="Standard"><text:s/></text:p>
      <text:p text:style-name="Standard"><text:s text:c="2"/><text:tab/>//get random length of sides (between 1 and 5)</text:p>
      <text:p text:style-name="Standard"><text:s text:c="2"/><text:tab/>tri = getRandom(millis(), 1, 5);</text:p>
      <text:p text:style-name="Standard"><text:s text:c="2"/><text:tab/>//get random amount side length will grow by (between 2 and 6)</text:p>
      <text:p text:style-name="Standard"><text:s text:c="2"/><text:tab/>growth = getRandom(millis(), 2, 6);</text:p>
      <text:p text:style-name="Standard"><text:s text:c="2"/><text:tab/>growth = growth / 10; <text:s text:c="3"/>//reduce growth to a decimal for gradual growth</text:p>
      <text:p text:style-name="Standard"><text:s text:c="2"/><text:tab/>//get random number of times to draw the triangle (between 3 and 5)</text:p>
      <text:p text:style-name="Standard"><text:s text:c="2"/><text:tab/>swipes = getRandom(millis(), 3, 5);</text:p>
      <text:p text:style-name="Standard"><text:s text:c="2"/><text:tab/>//draw triangle x times (swipes)</text:p>
      <text:p text:style-name="Standard"><text:s text:c="2"/><text:tab/>for(int i=0; i&lt;swipes; i++){</text:p>
      <text:p text:style-name="Standard"><text:s text:c="4"/><text:tab/><text:tab/>//signify the Spirobot is drawing</text:p>
      <text:p text:style-name="Standard"><text:s text:c="4"/><text:tab/><text:tab/>greenLED(true); <text:s text:c="9"/>//turn green LED on</text:p>
      <text:p text:style-name="Standard"><text:s text:c="4"/><text:tab/><text:tab/>// Swap the marker color</text:p>
      <text:p text:style-name="Standard"><text:s text:c="4"/><text:tab/><text:tab/>switchColor();</text:p>
      <text:p text:style-name="Standard"><text:s text:c="4"/><text:tab/><text:tab/>drawTriangle(tri); <text:s text:c="5"/>//drawing function for triangle</text:p>
      <text:p text:style-name="Standard"><text:s text:c="4"/><text:tab/><text:tab/>//increase the size fo the triangle's sides</text:p>
      <text:p text:style-name="Standard"><text:s text:c="4"/><text:tab/><text:tab/>tri = tri+ growth;</text:p>
      <text:p text:style-name="Standard"><text:s text:c="2"/><text:tab/>}</text:p>
      <text:p text:style-name="Standard">}</text:p>
      <text:p text:style-name="Standard"/>
      <text:p text:style-name="Standard">/* randomPattern()</text:p>
      <text:p text:style-name="Standard">*</text:p>
      <text:p text:style-name="Standard">* <text:s text:c="3"/>- Sets up variables and number of times to draw pattern</text:p>
      <text:p text:style-name="Standard">* <text:s text:c="3"/>- Makes appropriate calls to draw a random pattern</text:p>
      <text:p text:style-name="Standard">*/</text:p>
      <text:p text:style-name="Standard">void randomPattern(){</text:p>
      <text:p text:style-name="Standard"><text:s text:c="2"/></text:p>
      <text:p text:style-name="Standard"><text:s text:c="2"/><text:tab/>//get random commands for Spirobot to draw a random pattern</text:p>
      <text:p text:style-name="Standard"><text:s text:c="4"/></text:p>
      <text:p text:style-name="Standard"><text:s text:c="2"/><text:tab/>randComm1 = getRandom(millis(), 0, 6); <text:s text:c="3"/>//generate a random command</text:p>
      <text:p text:style-name="Standard"><text:s/><text:tab/> /*print command attained to console (testing)</text:p>
      <text:p text:style-name="Standard"><text:s text:c="2"/><text:tab/>Serial.println("commands: ");</text:p>
      <text:p text:style-name="Standard"><text:s text:c="2"/><text:tab/>Serial.print(randComm1);</text:p>
      <text:p text:style-name="Standard"><text:s text:c="2"/><text:tab/>*/</text:p>
      <text:p text:style-name="Standard"><text:s text:c="2"/></text:p>
      <text:p text:style-name="Standard"><text:soft-page-break/><text:tab/>//delay program for 5 ms to ensure random seed is different enough</text:p>
      <text:p text:style-name="Standard"><text:s text:c="2"/><text:tab/>delay(5);</text:p>
      <text:p text:style-name="Standard"><text:s/><text:tab/> randComm2 = getRandom(millis(), 0, 6); <text:s text:c="3"/>//generate a random command</text:p>
      <text:p text:style-name="Standard"><text:s text:c="2"/><text:tab/>//print command attained to console (testing)</text:p>
      <text:p text:style-name="Standard"><text:s text:c="2"/><text:tab/>//Serial.print(randComm2);</text:p>
      <text:p text:style-name="Standard"><text:s text:c="2"/><text:tab/>//delay program for 3 ms to ensure random seed is different enough</text:p>
      <text:p text:style-name="Standard"><text:s text:c="2"/><text:tab/>delay(3);</text:p>
      <text:p text:style-name="Standard"><text:s text:c="2"/><text:tab/>randComm3 = getRandom(millis(), 0, 6); <text:s text:c="3"/>//generate a random command</text:p>
      <text:p text:style-name="Standard"><text:s text:c="2"/><text:tab/>//print command attained to console (testing)</text:p>
      <text:p text:style-name="Standard"><text:s text:c="2"/><text:tab/>//Serial.print(randComm3);</text:p>
      <text:p text:style-name="Standard"><text:s text:c="2"/><text:tab/>//delay program for 7 ms to ensure random seed is different enough</text:p>
      <text:p text:style-name="Standard"><text:s text:c="2"/><text:tab/>delay(7);</text:p>
      <text:p text:style-name="Standard"><text:s text:c="2"/><text:tab/>randComm4 = getRandom(millis(), 0, 6); <text:s text:c="3"/>//generate a random command</text:p>
      <text:p text:style-name="Standard"><text:s text:c="2"/><text:tab/>//print command attained to console (testing)</text:p>
      <text:p text:style-name="Standard"><text:s text:c="2"/><text:tab/>//Serial.print(randComm4);</text:p>
      <text:p text:style-name="Standard"><text:s text:c="2"/><text:tab/>//get random number of times (swipes) to draw the pattern (between 2 and 5)</text:p>
      <text:p text:style-name="Standard"><text:s text:c="2"/><text:tab/>swipes = getRandom(millis(), 2, 5);</text:p>
      <text:p text:style-name="Standard"><text:s text:c="2"/><text:tab/>/*print number of swipes (testing)</text:p>
      <text:p text:style-name="Standard"><text:s text:c="2"/><text:tab/>Serial.print(" <text:s/>swipes: ");</text:p>
      <text:p text:style-name="Standard"><text:s text:c="2"/><text:tab/>Serial.print(swipes); */</text:p>
      <text:p text:style-name="Standard"><text:s text:c="2"/><text:tab/>//execute random command x times (swipes)</text:p>
      <text:p text:style-name="Standard"><text:s text:c="2"/><text:tab/>for(int i = 0; i&lt;swipes; i++){</text:p>
      <text:p text:style-name="Standard"><text:s text:c="6"/><text:tab/><text:tab/>//signify the Spirobot is drawing</text:p>
      <text:p text:style-name="Standard"><text:s text:c="6"/><text:tab/><text:tab/>greenLED(true); <text:s text:c="9"/>//turn green LED on</text:p>
      <text:p text:style-name="Standard"><text:s text:c="6"/><text:tab/><text:tab/>//swap the marker color</text:p>
      <text:p text:style-name="Standard"><text:s text:c="6"/><text:tab/><text:tab/>switchColor();</text:p>
      <text:p text:style-name="Standard"><text:s text:c="6"/><text:tab/><text:tab/>//execute each command once</text:p>
      <text:p text:style-name="Standard"><text:s text:c="6"/><text:tab/><text:tab/>commandExec(randComm1);</text:p>
      <text:p text:style-name="Standard"><text:s text:c="5"/><text:tab/><text:tab/>commandExec(randComm2);</text:p>
      <text:p text:style-name="Standard"><text:s text:c="6"/><text:tab/><text:tab/>commandExec(randComm3);</text:p>
      <text:p text:style-name="Standard"><text:s text:c="6"/><text:tab/><text:tab/>commandExec(randComm4);</text:p>
      <text:p text:style-name="Standard"><text:s text:c="2"/><text:tab/>}</text:p>
      <text:p text:style-name="Standard">}</text:p>
      <text:p text:style-name="Standard"/>
      <text:p text:style-name="Standard"/>
      <text:p text:style-name="Standard">/****************</text:p>
      <text:p text:style-name="Standard">* DRAW COMMANDS *</text:p>
      <text:p text:style-name="Standard">****************/</text:p>
      <text:p text:style-name="Standard"/>
      <text:p text:style-name="Standard">/* drawSquare(int, int)</text:p>
      <text:p text:style-name="Standard">*</text:p>
      <text:p text:style-name="Standard">* <text:s/>- draws a square with values for x and y axis</text:p>
      <text:p text:style-name="Standard">*/</text:p>
      <text:p text:style-name="Standard">void drawSquare(int x, int y){</text:p>
      <text:p text:style-name="Standard"><text:s/><text:tab/>int a = x * 1000; <text:s text:c="2"/>//set up seconds to go in x axis</text:p>
      <text:p text:style-name="Standard"><text:s/><text:tab/>int b = y * 1000; <text:s text:c="2"/>//set up seconds to go in y axis</text:p>
      <text:p text:style-name="Standard"><text:s/><text:tab/>int turn = 800; <text:s text:c="4"/>//rotate for 0.8 secs</text:p>
      <text:p text:style-name="Standard"><text:s/></text:p>
      <text:p text:style-name="Standard"/>
      <text:p text:style-name="Standard"><text:soft-page-break/><text:s/><text:tab/>//draw the square</text:p>
      <text:p text:style-name="Standard"><text:s/><text:tab/>for(int i=0; i &lt; 2; i++){</text:p>
      <text:p text:style-name="Standard"><text:s text:c="2"/><text:tab/><text:tab/>robotFwd(b); <text:s text:c="7"/>//straight line y axis</text:p>
      <text:p text:style-name="Standard"><text:s/><text:tab/><text:tab/>rotateRight(turn); <text:s/>//rotate 90 deg</text:p>
      <text:p text:style-name="Standard"><text:s text:c="2"/><text:tab/><text:tab/>robotFwd(a); <text:s text:c="7"/>//straight line x axis</text:p>
      <text:p text:style-name="Standard"><text:s text:c="2"/><text:tab/><text:tab/>rotateRight(turn); <text:s/>//rotate 90 deg</text:p>
      <text:p text:style-name="Standard"><text:s/><text:tab/>} </text:p>
      <text:p text:style-name="Standard">}</text:p>
      <text:p text:style-name="Standard"/>
      <text:p text:style-name="Standard">/* drawTriangle(int)</text:p>
      <text:p text:style-name="Standard">*</text:p>
      <text:p text:style-name="Standard">* <text:s/>- draws a trinagle (sharper angles)</text:p>
      <text:p text:style-name="Standard">* <text:s/>- int is the length of the sides of the triangle</text:p>
      <text:p text:style-name="Standard">*/</text:p>
      <text:p text:style-name="Standard">void drawTriangle(int x){</text:p>
      <text:p text:style-name="Standard"><text:s/><text:tab/>x = x* 1000; <text:s text:c="8"/>//set up seconds to go straight</text:p>
      <text:p text:style-name="Standard"><text:s/><text:tab/>int turn = 1270; <text:s text:c="4"/>//how many milliseconds the turn will last</text:p>
      <text:p text:style-name="Standard"><text:s/></text:p>
      <text:p text:style-name="Standard"><text:s text:c="2"/><text:tab/>//draw the triangle</text:p>
      <text:p text:style-name="Standard"><text:s text:c="2"/><text:tab/>robotFwd(x); <text:s text:c="7"/>//straight line</text:p>
      <text:p text:style-name="Standard"><text:s text:c="2"/><text:tab/>rotateLeft(turn); <text:s text:c="2"/>//left turn </text:p>
      <text:p text:style-name="Standard"><text:s text:c="2"/><text:tab/>robotFwd(x); <text:s text:c="7"/>//straight line</text:p>
      <text:p text:style-name="Standard"><text:s text:c="2"/><text:tab/>rotateLeft(turn); <text:s text:c="2"/>//left turn</text:p>
      <text:p text:style-name="Standard"><text:s text:c="2"/><text:tab/>robotFwd(x); <text:s text:c="7"/>//straight turn</text:p>
      <text:p text:style-name="Standard"><text:s text:c="2"/><text:tab/>rotateLeft(turn); <text:s text:c="2"/>//left turn completing triangle</text:p>
      <text:p text:style-name="Standard">}</text:p>
      <text:p text:style-name="Standard"/>
      <text:p text:style-name="Standard">/* getRandom(long, int, int)</text:p>
      <text:p text:style-name="Standard">*</text:p>
      <text:p text:style-name="Standard">* <text:s/>- returns a random integer number</text:p>
      <text:p text:style-name="Standard">*/</text:p>
      <text:p text:style-name="Standard">int getRandom(long seed, int minVal, int maxVal){</text:p>
      <text:p text:style-name="Standard"><text:s text:c="2"/><text:tab/>int val = 0; <text:s text:c="22"/>//variable to store random number</text:p>
      <text:p text:style-name="Standard"><text:s text:c="2"/><text:tab/>randomSeed(seed); <text:s text:c="17"/>//set seed</text:p>
      <text:p text:style-name="Standard"><text:s text:c="2"/><text:tab/>val = random(minVal, maxVal); <text:s text:c="5"/>//get and store random value</text:p>
      <text:p text:style-name="Standard"><text:s text:c="2"/><text:tab/>return val; <text:s text:c="23"/>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/*****************</text:p>
      <text:p text:style-name="Standard">* <text:s/>SYSTEM COMMANDS <text:s/>*</text:p>
      <text:p text:style-name="Standard">******************/</text:p>
      <text:p text:style-name="Standard"/>
      <text:p text:style-name="Standard">/* exitProg()</text:p>
      <text:p text:style-name="Standard">*</text:p>
      <text:p text:style-name="Standard">* <text:s text:c="5"/>- exits program and closes serail connectio</text:p>
      <text:p text:style-name="Standard">*/</text:p>
      <text:p text:style-name="Standard">void exitProg(){</text:p>
      <text:p text:style-name="Standard"><text:s text:c="2"/><text:tab/>//closing commands [ end() closes serial connection http://arduino.cc/en/Serial/End )</text:p>
      <text:p text:style-name="Standard"><text:s text:c="3"/><text:tab/>Serial.println("exiting...");</text:p>
      <text:p text:style-name="Standard"><text:s text:c="3"/><text:tab/>delayT();</text:p>
      <text:p text:style-name="Standard"><text:s text:c="3"/><text:tab/>Serial.end();</text:p>
      <text:p text:style-name="Standard">}</text:p>
      <text:p text:style-name="Standard"/>
      <text:p text:style-name="Standard">/***************</text:p>
      <text:p text:style-name="Standard">* <text:s/>TIME DELAYS *</text:p>
      <text:p text:style-name="Standard">****************/</text:p>
      <text:p text:style-name="Standard"/>
      <text:p text:style-name="Standard">/* delayT()</text:p>
      <text:p text:style-name="Standard">*</text:p>
      <text:p text:style-name="Standard">* <text:s text:c="5"/>- Delays the program for 3 seconds (default)</text:p>
      <text:p text:style-name="Standard">*/</text:p>
      <text:p text:style-name="Standard">void delayT(){</text:p>
      <text:p text:style-name="Standard"><text:s text:c="2"/></text:p>
      <text:p text:style-name="Standard"><text:s text:c="2"/><text:tab/>//current time minus the last saved time</text:p>
      <text:p text:style-name="Standard"><text:s text:c="2"/><text:tab/>passedTime = millis() - savedTime;</text:p>
      <text:p text:style-name="Standard"/>
      <text:p text:style-name="Standard"><text:s text:c="2"/><text:tab/>//count time while diff between current time and last saved time is less than the delay wanted</text:p>
      <text:p text:style-name="Standard"><text:s text:c="2"/><text:tab/>while(passedTime &lt; totalTime){</text:p>
      <text:p text:style-name="Standard"><text:s text:c="4"/><text:tab/><text:tab/>//update the time that has passed</text:p>
      <text:p text:style-name="Standard"><text:s text:c="4"/><text:tab/><text:tab/>passedTime = millis() - savedTime;</text:p>
      <text:p text:style-name="Standard"><text:s text:c="2"/><text:tab/>}</text:p>
      <text:p text:style-name="Standard"><text:s text:c="2"/><text:tab/>//Serial.println("end of delay"); <text:s text:c="5"/>//testing purposes</text:p>
      <text:p text:style-name="Standard"><text:s text:c="2"/><text:tab/>// Save the current time to restart the timer</text:p>
      <text:p text:style-name="Standard"><text:s text:c="2"/><text:tab/>savedTime = millis(); </text:p>
      <text:p text:style-name="Standard"><text:s text:c="2"/>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/* delayT(int)</text:p>
      <text:p text:style-name="Standard">*</text:p>
      <text:p text:style-name="Standard">* <text:s text:c="5"/>- Accepts an int and delays the program for that amt of time</text:p>
      <text:p text:style-name="Standard">* <text:s text:c="5"/>- Delays the program for 3 seconds (default)</text:p>
      <text:p text:style-name="Standard">* <text:s text:c="5"/>- Used for Spirobot movement</text:p>
      <text:p text:style-name="Standard">*/</text:p>
      <text:p text:style-name="Standard">void delayT(int del){</text:p>
      <text:p text:style-name="Standard"><text:s text:c="2"/></text:p>
      <text:p text:style-name="Standard"><text:s text:c="2"/><text:tab/>//current time minus the last saved time</text:p>
      <text:p text:style-name="Standard"><text:s text:c="2"/><text:tab/>passedTime = millis() - savedTime;</text:p>
      <text:p text:style-name="Standard"><text:s text:c="2"/><text:tab/>//count time while diff between the current time and last saved time is less than delay wanted</text:p>
      <text:p text:style-name="Standard"><text:s text:c="2"/><text:tab/>while(passedTime &lt; del){</text:p>
      <text:p text:style-name="Standard"><text:s text:c="4"/><text:tab/><text:tab/>//update the time that has passed</text:p>
      <text:p text:style-name="Standard"><text:s text:c="4"/><text:tab/><text:tab/>passedTime = millis() - savedTime;</text:p>
      <text:p text:style-name="Standard"><text:s text:c="2"/><text:tab/>}</text:p>
      <text:p text:style-name="Standard"><text:s text:c="2"/><text:tab/>//Serial.println("end of movement delay"); <text:s text:c="5"/>//testing purposes</text:p>
      <text:p text:style-name="Standard"><text:s text:c="2"/><text:tab/>// Save the current time to restart the timer</text:p>
      <text:p text:style-name="Standard"><text:s text:c="2"/><text:tab/>savedTime = millis(); </text:p>
      <text:p text:style-name="Standard"><text:s text:c="2"/></text:p>
      <text:p text:style-name="Standard">}</text:p>
      <text:p text:style-name="Standard"/>
      <text:p text:style-name="Standard">/* readyState()</text:p>
      <text:p text:style-name="Standard">*</text:p>
      <text:p text:style-name="Standard">* <text:s text:c="5"/>- ready state indicated by yellow LED on</text:p>
      <text:p text:style-name="Standard">* <text:s text:c="5"/>- spirobot waiting for button to be pushed to continue</text:p>
      <text:p text:style-name="Standard">* <text:s text:c="5"/>- basically a delay until button is pushed</text:p>
      <text:p text:style-name="Standard">*/</text:p>
      <text:p text:style-name="Standard">void readyState(){</text:p>
      <text:p text:style-name="Standard"><text:s text:c="2"/><text:tab/>boolean ready = true; <text:s text:c="3"/>//flag set to repeat delay loop</text:p>
      <text:p text:style-name="Standard"><text:s text:c="2"/><text:tab/>int state = LOW; <text:s text:c="8"/>//holds button signal</text:p>
      <text:p text:style-name="Standard"><text:s text:c="2"/><text:tab/>yellowLED(true); <text:s text:c="8"/>//yello light indicates currently in delay state</text:p>
      <text:p text:style-name="Standard"><text:s text:c="2"/><text:tab/>//enter delay loop and wait for button push from user</text:p>
      <text:p text:style-name="Standard"><text:s/><text:tab/> while(ready){</text:p>
      <text:p text:style-name="Standard"><text:s text:c="4"/><text:tab/><text:tab/>//stop both servos from moving by default</text:p>
      <text:p text:style-name="Standard"><text:s text:c="4"/><text:tab/><text:tab/>leftServo.write(1520);</text:p>
      <text:p text:style-name="Standard"><text:s text:c="4"/><text:tab/><text:tab/>rightServo.write(1510);</text:p>
      <text:p text:style-name="Standard"><text:s text:c="4"/><text:tab/><text:tab/>//gives the arduino a second chance at reading the pin (more responsive)</text:p>
      <text:p text:style-name="Standard"><text:s text:c="4"/><text:tab/><text:tab/>state = digitalRead(2);</text:p>
      <text:p text:style-name="Standard"><text:s text:c="4"/><text:tab/><text:tab/>//if button is pushed, exit delay loop</text:p>
      <text:p text:style-name="Standard"><text:s text:c="3"/><text:tab/><text:tab/>if(digitalRead(2) == HIGH || state == HIGH){</text:p>
      <text:p text:style-name="Standard"><text:s text:c="4"/><text:tab/><text:tab/><text:tab/>ready = false; <text:s text:c="9"/>//set boolean flag to exit loop</text:p>
      <text:p text:style-name="Standard"><text:s text:c="3"/><text:tab/><text:tab/>} </text:p>
      <text:p text:style-name="Standard"><text:s text:c="2"/><text:tab/>}</text:p>
      <text:p text:style-name="Standard"><text:s text:c="2"/><text:tab/>//warn user that Spirobot will draw again</text:p>
      <text:p text:style-name="Standard"><text:s text:c="2"/><text:tab/>blinkDelay(); <text:s/>//blinks light indicating button push accepted</text:p>
      <text:p text:style-name="Standard"><text:s text:c="2"/><text:tab/>readyDelay(); <text:s/>//delay allows user to back off before robot moves again</text:p>
      <text:p text:style-name="Standard"><text:s text:c="2"/><text:tab/>//turn off yello LED to indicate out of ready mode</text:p>
      <text:p text:style-name="Standard"><text:s text:c="2"/><text:tab/>yellowLED(false);</text:p>
      <text:p text:style-name="Standard">}</text:p>
      <text:p text:style-name="Standard"><text:soft-page-break/>/* readyDelay()</text:p>
      <text:p text:style-name="Standard">*</text:p>
      <text:p text:style-name="Standard">* <text:s text:c="3"/>- ready state indicated by yellow LED on</text:p>
      <text:p text:style-name="Standard">* <text:s text:c="3"/>- after a delay of 2 secs (2000 value below) spirobot proceeds with movement</text:p>
      <text:p text:style-name="Standard">* <text:s text:c="3"/>- basically a delay of x seconds with yellow light indicator</text:p>
      <text:p text:style-name="Standard">*/</text:p>
      <text:p text:style-name="Standard">void readyDelay(){</text:p>
      <text:p text:style-name="Standard"><text:s text:c="2"/><text:tab/>//indicate in ready mode</text:p>
      <text:p text:style-name="Standard"><text:s text:c="2"/><text:tab/>yellowLED(true);</text:p>
      <text:p text:style-name="Standard"><text:s/><text:tab/>// set saved time for timing purposes</text:p>
      <text:p text:style-name="Standard"><text:s text:c="2"/><text:tab/>savedTime= millis();</text:p>
      <text:p text:style-name="Standard"><text:s text:c="2"/><text:tab/>//current time minus the last saved time</text:p>
      <text:p text:style-name="Standard"><text:s text:c="2"/><text:tab/>passedTime = millis() - savedTime;</text:p>
      <text:p text:style-name="Standard"><text:s text:c="2"/></text:p>
      <text:p text:style-name="Standard"><text:s text:c="2"/><text:tab/>//do while the diff between the current time and last saved time is less than the delay wanted</text:p>
      <text:p text:style-name="Standard"><text:s text:c="2"/><text:tab/>while(passedTime &lt; 2000){</text:p>
      <text:p text:style-name="Standard"><text:s text:c="4"/><text:tab/><text:tab/>//update the time that has passed</text:p>
      <text:p text:style-name="Standard"><text:s text:c="4"/><text:tab/><text:tab/>passedTime = millis() - savedTime; </text:p>
      <text:p text:style-name="Standard"><text:s text:c="2"/><text:tab/>}</text:p>
      <text:p text:style-name="Standard"><text:s text:c="2"/><text:tab/>//Serial.println("end of readyDelay())"); <text:s text:c="5"/>//testing purposes</text:p>
      <text:p text:style-name="Standard"><text:s text:c="2"/><text:tab/>// Save the current time to restart the timer</text:p>
      <text:p text:style-name="Standard"><text:s text:c="2"/><text:tab/>savedTime = millis(); <text:s/></text:p>
      <text:p text:style-name="Standard"><text:s text:c="2"/><text:tab/>//indicate end of ready mode</text:p>
      <text:p text:style-name="Standard"><text:s text:c="2"/><text:tab/>yellowLED(false); </text:p>
      <text:p text:style-name="Standard">}</text:p>
      <text:p text:style-name="Standard"/>
      <text:p text:style-name="Standard">/* blinkDelay()</text:p>
      <text:p text:style-name="Standard">*</text:p>
      <text:p text:style-name="Standard">* <text:s text:c="3"/>- blinks yellow LED 3 times</text:p>
      <text:p text:style-name="Standard">*/</text:p>
      <text:p text:style-name="Standard">void blinkDelay(){</text:p>
      <text:p text:style-name="Standard"><text:s/><text:tab/>//blink light 3 times</text:p>
      <text:p text:style-name="Standard"><text:s/><text:tab/>for(int i = 0; i &lt; 3; i++){</text:p>
      <text:p text:style-name="Standard"><text:s text:c="3"/><text:tab/><text:tab/>yellowLED(false);</text:p>
      <text:p text:style-name="Standard"><text:s text:c="3"/><text:tab/><text:tab/>delayT(300); <text:s text:c="4"/>//allows light to flicker</text:p>
      <text:p text:style-name="Standard"><text:s text:c="3"/><text:tab/><text:tab/>yellowLED(true);</text:p>
      <text:p text:style-name="Standard"><text:s text:c="3"/><text:tab/><text:tab/>delayT(300); <text:s text:c="4"/>//allows light to flicker</text:p>
      <text:p text:style-name="Standard"><text:s/><text:tab/>}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/*****************</text:p>
      <text:p text:style-name="Standard">* <text:s/>DATA HANDLING *</text:p>
      <text:p text:style-name="Standard">******************/</text:p>
      <text:p text:style-name="Standard"/>
      <text:p text:style-name="Standard">/* commandExec(int)</text:p>
      <text:p text:style-name="Standard">*</text:p>
      <text:p text:style-name="Standard">* <text:s text:c="5"/>- main program used to execute all commands</text:p>
      <text:p text:style-name="Standard">* <text:s text:c="5"/>- main control function</text:p>
      <text:p text:style-name="Standard">* <text:s text:c="5"/>- the 3 different modes (path, spirograph, demo) have been seperated for possible expansion</text:p>
      <text:p text:style-name="Standard">*/</text:p>
      <text:p text:style-name="Standard">void commandExec(int com){</text:p>
      <text:p text:style-name="Standard"/>
      <text:p text:style-name="Standard"><text:s text:c="2"/>switch(com){</text:p>
      <text:p text:style-name="Standard"><text:s text:c="4"/><text:tab/>case 0:</text:p>
      <text:p text:style-name="Standard"><text:s text:c="11"/><text:tab/><text:tab/>// Swap the color</text:p>
      <text:p text:style-name="Standard"><text:s text:c="11"/><text:tab/><text:tab/>switchColor();</text:p>
      <text:p text:style-name="Standard"><text:s text:c="11"/><text:tab/><text:tab/>break;</text:p>
      <text:p text:style-name="Standard"><text:s text:c="4"/><text:tab/>case 1:</text:p>
      <text:p text:style-name="Standard"><text:s text:c="10"/><text:tab/><text:tab/>// Move Spirobot Backward</text:p>
      <text:p text:style-name="Standard"><text:s text:c="10"/><text:tab/><text:tab/>robotBkwd(moveDel);</text:p>
      <text:p text:style-name="Standard"><text:s text:c="10"/><text:tab/><text:tab/>break;</text:p>
      <text:p text:style-name="Standard"><text:s text:c="4"/><text:tab/>case 2: </text:p>
      <text:p text:style-name="Standard"><text:s text:c="10"/><text:tab/><text:tab/>// Turn Spirobot left</text:p>
      <text:p text:style-name="Standard"><text:s text:c="10"/><text:tab/><text:tab/>rotateLeft(turnDel);</text:p>
      <text:p text:style-name="Standard"><text:s text:c="10"/><text:tab/><text:tab/>break;</text:p>
      <text:p text:style-name="Standard"><text:s text:c="4"/><text:tab/>case 3:</text:p>
      <text:p text:style-name="Standard"><text:s text:c="10"/><text:tab/><text:tab/>// Stop Spirobot</text:p>
      <text:p text:style-name="Standard"><text:s text:c="9"/><text:tab/><text:tab/>robotStop();</text:p>
      <text:p text:style-name="Standard"><text:s text:c="10"/><text:tab/><text:tab/>break;</text:p>
      <text:p text:style-name="Standard"><text:s text:c="4"/><text:tab/>case 4:</text:p>
      <text:p text:style-name="Standard"><text:s text:c="10"/><text:tab/><text:tab/>// Turn Spirobot right</text:p>
      <text:p text:style-name="Standard"><text:s text:c="10"/><text:tab/><text:tab/>rotateRight(turnDel);</text:p>
      <text:p text:style-name="Standard"><text:s text:c="10"/><text:tab/><text:tab/>break;</text:p>
      <text:p text:style-name="Standard"><text:s text:c="4"/><text:tab/>case 5:</text:p>
      <text:p text:style-name="Standard"><text:s text:c="10"/><text:tab/><text:tab/>// Move Spirobot Forward</text:p>
      <text:p text:style-name="Standard"><text:s text:c="10"/><text:tab/><text:tab/>robotFwd(moveDel);</text:p>
      <text:p text:style-name="Standard"><text:s text:c="9"/><text:tab/><text:tab/>break;</text:p>
      <text:p text:style-name="Standard"><text:s text:c="4"/><text:tab/>default:</text:p>
      <text:p text:style-name="Standard"><text:s text:c="10"/><text:tab/><text:tab/>// Print debugging message</text:p>
      <text:p text:style-name="Standard"><text:s text:c="10"/><text:tab/><text:tab/>Serial.println("reached default statemet in commandExec(char com)");</text:p>
      <text:p text:style-name="Standard"><text:s text:c="10"/><text:tab/><text:tab/>break;</text:p>
      <text:p text:style-name="Standard"><text:s text:c="2"/><text:tab/>}//end switch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/*************************</text:p>
      <text:p text:style-name="Standard">* <text:s/>COLOR MARKER CONTROLS *</text:p>
      <text:p text:style-name="Standard">*************************/</text:p>
      <text:p text:style-name="Standard"/>
      <text:p text:style-name="Standard">/* switchColor()</text:p>
      <text:p text:style-name="Standard">*</text:p>
      <text:p text:style-name="Standard">* <text:s/>- switches between markers when called upon</text:p>
      <text:p text:style-name="Standard">*/</text:p>
      <text:p text:style-name="Standard">void switchColor(){</text:p>
      <text:p text:style-name="Standard"><text:s text:c="2"/></text:p>
      <text:p text:style-name="Standard"><text:s text:c="2"/><text:tab/>if(swapColor == true){</text:p>
      <text:p text:style-name="Standard"><text:s text:c="4"/><text:tab/><text:tab/>//switch to left</text:p>
      <text:p text:style-name="Standard"><text:s text:c="4"/><text:tab/><text:tab/>markerServo.write(0);</text:p>
      <text:p text:style-name="Standard"><text:s text:c="4"/><text:tab/><text:tab/>swapColor = false; <text:s text:c="4"/>//swap flag</text:p>
      <text:p text:style-name="Standard"><text:s text:c="2"/><text:tab/>}else if(swapColor ==false){</text:p>
      <text:p text:style-name="Standard"><text:s text:c="4"/><text:tab/><text:tab/>//switch to right </text:p>
      <text:p text:style-name="Standard"><text:s text:c="4"/><text:tab/><text:tab/>markerServo.write(175);</text:p>
      <text:p text:style-name="Standard"><text:s text:c="4"/><text:tab/><text:tab/>swapColor = true; <text:s text:c="5"/>//swap flag</text:p>
      <text:p text:style-name="Standard"><text:s text:c="2"/><text:tab/>}</text:p>
      <text:p text:style-name="Standard">}</text:p>
      <text:p text:style-name="Standard"/>
      <text:p text:style-name="Standard">/* noColor()</text:p>
      <text:p text:style-name="Standard">*</text:p>
      <text:p text:style-name="Standard">* <text:s text:c="2"/>- centers the servo so the robot is not actively drawing</text:p>
      <text:p text:style-name="Standard">*/</text:p>
      <text:p text:style-name="Standard">void noColor(){</text:p>
      <text:p text:style-name="Standard"><text:s text:c="4"/><text:tab/>markerServo.write(90); <text:s text:c="3"/>//servo at 90deg raises marker</text:p>
      <text:p text:style-name="Standard">}</text:p>
      <text:p text:style-name="Standard"/>
      <text:p text:style-name="Standard">/*********************</text:p>
      <text:p text:style-name="Standard">* <text:s/>SPIROBOT CONTROLS *</text:p>
      <text:p text:style-name="Standard">**********************/</text:p>
      <text:p text:style-name="Standard"/>
      <text:p text:style-name="Standard">/*robotSwipe()</text:p>
      <text:p text:style-name="Standard">*</text:p>
      <text:p text:style-name="Standard">* <text:s/>- executes behaviors after each swipe in spirograph mode</text:p>
      <text:p text:style-name="Standard">* <text:s text:c="3"/>- turn right</text:p>
      <text:p text:style-name="Standard">* <text:s/>- turn is in millisecs (1,000 ms = 1 sec)</text:p>
      <text:p text:style-name="Standard">*/</text:p>
      <text:p text:style-name="Standard">void robotSwipe(){</text:p>
      <text:p text:style-name="Standard"><text:s text:c="2"/><text:tab/>//for now rotate right</text:p>
      <text:p text:style-name="Standard"><text:s text:c="2"/><text:tab/>rotateRight(3000);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/*robotFwd(int)</text:p>
      <text:p text:style-name="Standard">* <text:s/>-moves robot forward for 'del' secs </text:p>
      <text:p text:style-name="Standard">* <text:s/>-1,000 milliseconds in a second (delay() is in millisecs)</text:p>
      <text:p text:style-name="Standard">*/</text:p>
      <text:p text:style-name="Standard">void robotFwd(int del){</text:p>
      <text:p text:style-name="Standard"><text:s text:c="2"/><text:tab/>// set saved time for timing purposes</text:p>
      <text:p text:style-name="Standard"><text:s text:c="2"/><text:tab/>savedTime= millis();</text:p>
      <text:p text:style-name="Standard"><text:s text:c="2"/><text:tab/>//current time minus the last saved time</text:p>
      <text:p text:style-name="Standard"><text:s text:c="2"/><text:tab/>passedTime = millis() - savedTime;</text:p>
      <text:p text:style-name="Standard"><text:s text:c="2"/></text:p>
      <text:p text:style-name="Standard"><text:s text:c="2"/><text:tab/>//do while the diff between the current time and last saved time is less than the delay wanted</text:p>
      <text:p text:style-name="Standard"><text:s text:c="2"/><text:tab/>while(passedTime &lt; del){</text:p>
      <text:p text:style-name="Standard"><text:s text:c="4"/><text:tab/><text:tab/>//update the time that has passed</text:p>
      <text:p text:style-name="Standard"><text:s text:c="4"/><text:tab/><text:tab/>passedTime = millis() - savedTime;</text:p>
      <text:p text:style-name="Standard"><text:s text:c="4"/><text:tab/><text:tab/>//move robot forward</text:p>
      <text:p text:style-name="Standard"><text:s text:c="4"/><text:tab/><text:tab/>lServoFwd(1560);</text:p>
      <text:p text:style-name="Standard"><text:s text:c="4"/><text:tab/><text:tab/>rServoFwd(1460); <text:s/></text:p>
      <text:p text:style-name="Standard"><text:s text:c="2"/><text:tab/>}</text:p>
      <text:p text:style-name="Standard"><text:s text:c="2"/><text:tab/>// Save the current time to restart the timer</text:p>
      <text:p text:style-name="Standard"><text:s text:c="2"/><text:tab/>savedTime = millis(); </text:p>
      <text:p text:style-name="Standard"><text:s text:c="2"/><text:tab/>robotStop();</text:p>
      <text:p text:style-name="Standard">}</text:p>
      <text:p text:style-name="Standard"/>
      <text:p text:style-name="Standard">/*robotBkwd(int)</text:p>
      <text:p text:style-name="Standard">* <text:s/>-moves robot backward for 'del' secs </text:p>
      <text:p text:style-name="Standard">* <text:s/>-1,000 milliseconds in a second (del is in millisecs)</text:p>
      <text:p text:style-name="Standard">*/</text:p>
      <text:p text:style-name="Standard">void robotBkwd(int del){</text:p>
      <text:p text:style-name="Standard"><text:s text:c="2"/><text:tab/>// set saved time for timing purposes</text:p>
      <text:p text:style-name="Standard"><text:s text:c="2"/><text:tab/>savedTime= millis();</text:p>
      <text:p text:style-name="Standard"><text:s text:c="2"/><text:tab/>//current time minus the last saved time</text:p>
      <text:p text:style-name="Standard"><text:s text:c="2"/><text:tab/>passedTime = millis() - savedTime;</text:p>
      <text:p text:style-name="Standard"><text:s text:c="2"/><text:tab/>//do while the diff between the current time and last saved time is less than the delay wanted</text:p>
      <text:p text:style-name="Standard"><text:s text:c="2"/><text:tab/>while(passedTime &lt; del){</text:p>
      <text:p text:style-name="Standard"><text:s text:c="4"/><text:tab/><text:tab/>//update the time that has passed</text:p>
      <text:p text:style-name="Standard"><text:s text:c="4"/><text:tab/><text:tab/>passedTime = millis() - savedTime;</text:p>
      <text:p text:style-name="Standard"><text:s text:c="4"/></text:p>
      <text:p text:style-name="Standard"><text:s text:c="4"/><text:tab/><text:tab/>//move robot forward</text:p>
      <text:p text:style-name="Standard"><text:s text:c="4"/><text:tab/><text:tab/>lServoBack(1460);</text:p>
      <text:p text:style-name="Standard"><text:s text:c="4"/><text:tab/><text:tab/>rServoBack(1560);</text:p>
      <text:p text:style-name="Standard"><text:s text:c="2"/><text:tab/>}</text:p>
      <text:p text:style-name="Standard"><text:s text:c="2"/><text:tab/>// Save the current time to restart the timer</text:p>
      <text:p text:style-name="Standard"><text:s text:c="2"/><text:tab/>savedTime = millis(); </text:p>
      <text:p text:style-name="Standard"><text:s text:c="2"/></text:p>
      <text:p text:style-name="Standard"><text:s text:c="2"/><text:tab/>//stop the robot</text:p>
      <text:p text:style-name="Standard"><text:s text:c="2"/><text:tab/>robotStop();</text:p>
      <text:p text:style-name="Standard">}</text:p>
      <text:p text:style-name="Standard"/>
      <text:p text:style-name="Standard"/>
      <text:p text:style-name="Standard"><text:soft-page-break/>/*rotateLeft(int)</text:p>
      <text:p text:style-name="Standard">* <text:s/>-turns robot left for 'del' secs (enough to do a quarter turn)</text:p>
      <text:p text:style-name="Standard">* <text:s/>-1,000 milliseconds in a second (del is in millisecs)</text:p>
      <text:p text:style-name="Standard">*/</text:p>
      <text:p text:style-name="Standard">void rotateLeft(int del){</text:p>
      <text:p text:style-name="Standard"><text:s text:c="2"/><text:tab/>// set saved time for timing purposes</text:p>
      <text:p text:style-name="Standard"><text:s text:c="2"/><text:tab/>savedTime= millis();</text:p>
      <text:p text:style-name="Standard"><text:s text:c="2"/><text:tab/>//current time minus the last saved time</text:p>
      <text:p text:style-name="Standard"><text:s text:c="2"/><text:tab/>passedTime = millis() - savedTime;</text:p>
      <text:p text:style-name="Standard"><text:s text:c="2"/><text:tab/>//turn while the diff between the current time and last saved time is less than the delay wanted</text:p>
      <text:p text:style-name="Standard"><text:s text:c="2"/><text:tab/>while(passedTime &lt; del){</text:p>
      <text:p text:style-name="Standard"><text:s text:c="4"/><text:tab/><text:tab/>//update the time that has passed</text:p>
      <text:p text:style-name="Standard"><text:s text:c="4"/><text:tab/><text:tab/>passedTime = millis() - savedTime;</text:p>
      <text:p text:style-name="Standard"><text:s text:c="4"/></text:p>
      <text:p text:style-name="Standard"><text:s text:c="4"/><text:tab/><text:tab/>//create a left turn</text:p>
      <text:p text:style-name="Standard"><text:s text:c="4"/><text:tab/><text:tab/>lServoBack(1460); <text:s text:c="3"/>//move left wheel back </text:p>
      <text:p text:style-name="Standard"><text:s text:c="4"/><text:tab/><text:tab/>rServoFwd(1460); <text:s text:c="4"/>//move right wheel forward</text:p>
      <text:p text:style-name="Standard"><text:s text:c="2"/><text:tab/>}</text:p>
      <text:p text:style-name="Standard"><text:s text:c="2"/><text:tab/>// Save the current time to restart the timer</text:p>
      <text:p text:style-name="Standard"><text:s text:c="2"/><text:tab/>savedTime = millis(); </text:p>
      <text:p text:style-name="Standard"><text:s text:c="2"/></text:p>
      <text:p text:style-name="Standard"><text:s text:c="2"/><text:tab/>//stop the robot</text:p>
      <text:p text:style-name="Standard"><text:s text:c="2"/><text:tab/>robotStop();</text:p>
      <text:p text:style-name="Standard">}</text:p>
      <text:p text:style-name="Standard"/>
      <text:p text:style-name="Standard">/*rotateRight(int)</text:p>
      <text:p text:style-name="Standard">* <text:s/>-turns robot right for 'del' secs (enough to do a quarter turn)</text:p>
      <text:p text:style-name="Standard">* <text:s/>-1,000 milliseconds in a second (del is in millisecs)</text:p>
      <text:p text:style-name="Standard">*/</text:p>
      <text:p text:style-name="Standard">void rotateRight(int del){</text:p>
      <text:p text:style-name="Standard"><text:s text:c="2"/><text:tab/>// set saved time for timing purposes</text:p>
      <text:p text:style-name="Standard"><text:s text:c="2"/><text:tab/>savedTime= millis();</text:p>
      <text:p text:style-name="Standard"><text:s text:c="2"/><text:tab/>//current time minus the last saved time</text:p>
      <text:p text:style-name="Standard"><text:s/><text:tab/> passedTime = millis() - savedTime;</text:p>
      <text:p text:style-name="Standard"><text:s/><text:tab/> //do while the diff between the current time and last saved time is less than the delay wanted</text:p>
      <text:p text:style-name="Standard"><text:s text:c="2"/><text:tab/>while(passedTime &lt; del){</text:p>
      <text:p text:style-name="Standard"><text:s text:c="4"/><text:tab/><text:tab/>//update the time that has passed</text:p>
      <text:p text:style-name="Standard"><text:s text:c="4"/><text:tab/><text:tab/>passedTime = millis() - savedTime;</text:p>
      <text:p text:style-name="Standard"><text:s text:c="4"/></text:p>
      <text:p text:style-name="Standard"><text:s text:c="4"/><text:tab/><text:tab/>//move robot right</text:p>
      <text:p text:style-name="Standard"><text:s text:c="4"/><text:tab/><text:tab/>lServoFwd(1560);</text:p>
      <text:p text:style-name="Standard"><text:s text:c="4"/><text:tab/><text:tab/>rServoBack(1560);</text:p>
      <text:p text:style-name="Standard"><text:s text:c="2"/><text:tab/>}</text:p>
      <text:p text:style-name="Standard"><text:s text:c="2"/><text:tab/>// Save the current time to restart the timer</text:p>
      <text:p text:style-name="Standard"><text:s text:c="2"/><text:tab/>savedTime = millis(); </text:p>
      <text:p text:style-name="Standard"><text:s text:c="2"/></text:p>
      <text:p text:style-name="Standard"><text:s text:c="2"/><text:tab/>//stop the robot</text:p>
      <text:p text:style-name="Standard"><text:s text:c="2"/><text:tab/>robotStop();</text:p>
      <text:p text:style-name="Standard">}</text:p>
      <text:p text:style-name="Standard"><text:soft-page-break/>/*robotStop()</text:p>
      <text:p text:style-name="Standard">* <text:s/>-stops both servos immediately</text:p>
      <text:p text:style-name="Standard">*/</text:p>
      <text:p text:style-name="Standard">void robotStop(){</text:p>
      <text:p text:style-name="Standard"><text:s text:c="2"/><text:tab/>lServoStop();</text:p>
      <text:p text:style-name="Standard"><text:s text:c="2"/><text:tab/>rServoStop();</text:p>
      <text:p text:style-name="Standard">}</text:p>
      <text:p text:style-name="Standard"/>
      <text:p text:style-name="Standard">/* finishedYay()</text:p>
      <text:p text:style-name="Standard">*</text:p>
      <text:p text:style-name="Standard">* <text:s/>- spirobot is finished drawing</text:p>
      <text:p text:style-name="Standard">* <text:s/>- do little dance</text:p>
      <text:p text:style-name="Standard">*/</text:p>
      <text:p text:style-name="Standard">void finishedYay(){</text:p>
      <text:p text:style-name="Standard"/>
      <text:p text:style-name="Standard"><text:s/><text:tab/>//set booleans for end dance</text:p>
      <text:p text:style-name="Standard"><text:s/><text:tab/>boolean back = true;</text:p>
      <text:p text:style-name="Standard"><text:s/><text:tab/>boolean spin = true;</text:p>
      <text:p text:style-name="Standard"><text:s/><text:tab/>delayT(2500); <text:s text:c="9"/>//pause to indicate finished</text:p>
      <text:p text:style-name="Standard"><text:s/><text:tab/>//execute dance ints are in milsecs (1,000 ms = 1 sec)</text:p>
      <text:p text:style-name="Standard"><text:s/><text:tab/>if(back){</text:p>
      <text:p text:style-name="Standard"><text:s text:c="6"/><text:tab/><text:tab/>robotBkwd(2000); <text:s/>//move back for 2 seconds</text:p>
      <text:p text:style-name="Standard"><text:s text:c="5"/><text:tab/><text:tab/>back = false;</text:p>
      <text:p text:style-name="Standard"><text:s text:c="2"/><text:tab/>}</text:p>
      <text:p text:style-name="Standard"><text:s text:c="2"/><text:tab/>if(back == false &amp;&amp; spin == true){</text:p>
      <text:p text:style-name="Standard"><text:s text:c="6"/><text:tab/><text:tab/>rotateLeft(5000);</text:p>
      <text:p text:style-name="Standard"><text:s text:c="2"/><text:tab/>}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/************************</text:p>
      <text:p text:style-name="Standard">* <text:s/>INDIV SERVO CONTROLS *</text:p>
      <text:p text:style-name="Standard">*************************/</text:p>
      <text:p text:style-name="Standard"/>
      <text:p text:style-name="Standard">/*lServFwd(int)</text:p>
      <text:p text:style-name="Standard">* <text:s/>-rotates servo "forward" (relative position)</text:p>
      <text:p text:style-name="Standard">* <text:s/>-1700 is max for forward motion (1560 was default)</text:p>
      <text:p text:style-name="Standard">*/</text:p>
      <text:p text:style-name="Standard">void lServoFwd(int val){</text:p>
      <text:p text:style-name="Standard"><text:s text:c="2"/><text:tab/>leftServo.write(val);</text:p>
      <text:p text:style-name="Standard">}</text:p>
      <text:p text:style-name="Standard"/>
      <text:p text:style-name="Standard">/*lServoBack(int)</text:p>
      <text:p text:style-name="Standard">* <text:s/>-rotates servo "backward" (relative position)</text:p>
      <text:p text:style-name="Standard">* <text:s/>-1300 is max for backward motion (1460 was default)</text:p>
      <text:p text:style-name="Standard">*/</text:p>
      <text:p text:style-name="Standard">void lServoBack(int val){</text:p>
      <text:p text:style-name="Standard"><text:s text:c="2"/><text:tab/>leftServo.write(val);</text:p>
      <text:p text:style-name="Standard">}</text:p>
      <text:p text:style-name="Standard"/>
      <text:p text:style-name="Standard">/*lServoStop()</text:p>
      <text:p text:style-name="Standard">* <text:s/>-stops left servo from rotating</text:p>
      <text:p text:style-name="Standard">*/</text:p>
      <text:p text:style-name="Standard">void lServoStop(){</text:p>
      <text:p text:style-name="Standard"><text:s text:c="2"/><text:tab/>leftServo.write(1510);</text:p>
      <text:p text:style-name="Standard">}</text:p>
      <text:p text:style-name="Standard"/>
      <text:p text:style-name="Standard">/*rServFwd(int)</text:p>
      <text:p text:style-name="Standard">* <text:s/>-rotates servo "forward" (relative position)</text:p>
      <text:p text:style-name="Standard">* <text:s/>-1300 is max for forward motion (1460was default)</text:p>
      <text:p text:style-name="Standard">*/</text:p>
      <text:p text:style-name="Standard">void rServoFwd(int val){</text:p>
      <text:p text:style-name="Standard"><text:s text:c="2"/><text:tab/>rightServo.write(val);</text:p>
      <text:p text:style-name="Standard">}</text:p>
      <text:p text:style-name="Standard"/>
      <text:p text:style-name="Standard">/*rServoBack(int)</text:p>
      <text:p text:style-name="Standard">* <text:s/>-rotates servo "backward" (relative position)</text:p>
      <text:p text:style-name="Standard">* <text:s/>-1700 is max for backward motion (1560 was default)</text:p>
      <text:p text:style-name="Standard">*/</text:p>
      <text:p text:style-name="Standard">void rServoBack(int val){</text:p>
      <text:p text:style-name="Standard"><text:s text:c="2"/><text:tab/>rightServo.write(val);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/*rServoStop()</text:p>
      <text:p text:style-name="Standard">* <text:s/>-stops left servo from rotating</text:p>
      <text:p text:style-name="Standard">* <text:s/>-1510 is stop (calibration from manuf.)</text:p>
      <text:p text:style-name="Standard">*/</text:p>
      <text:p text:style-name="Standard">void rServoStop(){</text:p>
      <text:p text:style-name="Standard"><text:s text:c="2"/><text:tab/>rightServo.write(1510);; <text:s/>// Stop</text:p>
      <text:p text:style-name="Standard">}</text:p>
      <text:p text:style-name="Standard"/>
      <text:p text:style-name="Standard">/**************************</text:p>
      <text:p text:style-name="Standard">* <text:s/>LED INDICATOR CONTROLS *</text:p>
      <text:p text:style-name="Standard">***************************/</text:p>
      <text:p text:style-name="Standard"/>
      <text:p text:style-name="Standard">/* greenLED(boolean)</text:p>
      <text:p text:style-name="Standard">*</text:p>
      <text:p text:style-name="Standard">* <text:s/>- on off switch for green LED</text:p>
      <text:p text:style-name="Standard">* <text:s/>- mostly used to indicate Spirobot is in motion</text:p>
      <text:p text:style-name="Standard">*/</text:p>
      <text:p text:style-name="Standard">void greenLED(boolean s){</text:p>
      <text:p text:style-name="Standard"><text:s text:c="2"/><text:tab/>//on off switch for green LED</text:p>
      <text:p text:style-name="Standard"><text:s text:c="2"/><text:tab/>if(s){</text:p>
      <text:p text:style-name="Standard"><text:s text:c="5"/><text:tab/><text:tab/>//turn on green LED</text:p>
      <text:p text:style-name="Standard"><text:s text:c="5"/><text:tab/><text:tab/>digitalWrite(13, HIGH); </text:p>
      <text:p text:style-name="Standard"><text:s text:c="2"/><text:tab/>}else{</text:p>
      <text:p text:style-name="Standard"><text:s text:c="4"/><text:tab/><text:tab/>//turn off green LED</text:p>
      <text:p text:style-name="Standard"><text:s text:c="5"/><text:tab/><text:tab/>digitalWrite(13, LOW); </text:p>
      <text:p text:style-name="Standard"><text:s text:c="2"/><text:tab/>}</text:p>
      <text:p text:style-name="Standard">}</text:p>
      <text:p text:style-name="Standard"/>
      <text:p text:style-name="Standard">/* yellowLED(boolean)</text:p>
      <text:p text:style-name="Standard">*</text:p>
      <text:p text:style-name="Standard">* <text:s/>- on off switch for yellow LED</text:p>
      <text:p text:style-name="Standard">* <text:s/>- mostly used to indicate Spirobot is in waiting</text:p>
      <text:p text:style-name="Standard">*/</text:p>
      <text:p text:style-name="Standard">void yellowLED(boolean s){</text:p>
      <text:p text:style-name="Standard"><text:s text:c="2"/><text:tab/>//on off switch for yellow LED</text:p>
      <text:p text:style-name="Standard"><text:s text:c="2"/><text:tab/>if(s){</text:p>
      <text:p text:style-name="Standard"><text:s text:c="5"/><text:tab/><text:tab/>//turn on yellow LED</text:p>
      <text:p text:style-name="Standard"><text:s text:c="5"/><text:tab/><text:tab/>digitalWrite(4, HIGH); </text:p>
      <text:p text:style-name="Standard"><text:s text:c="2"/><text:tab/>}else{</text:p>
      <text:p text:style-name="Standard"><text:s text:c="4"/><text:tab/><text:tab/>//turn off yellow LED</text:p>
      <text:p text:style-name="Standard"><text:s text:c="5"/><text:tab/><text:tab/>digitalWrite(4, LOW); </text:p>
      <text:p text:style-name="Standard"><text:s text:c="2"/><text:tab/>}</text:p>
      <text:p text:style-name="Standard">}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x S</meta:initial-creator>
    <meta:creation-date>2014-08-28T16:59:25.44</meta:creation-date>
    <dc:date>2014-08-28T17:28:48.10</dc:date>
    <dc:creator>Felix S</dc:creator>
    <meta:editing-duration>PT27M39S</meta:editing-duration>
    <meta:editing-cycles>27</meta:editing-cycles>
    <meta:generator>OpenOffice/4.0.1$Win32 OpenOffice.org_project/401m5$Build-9714</meta:generator>
    <meta:document-statistic meta:table-count="0" meta:image-count="0" meta:object-count="0" meta:page-count="16" meta:paragraph-count="653" meta:word-count="2728" meta:character-count="19265"/>
  </office:meta>
</office:document-meta>
</file>